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APrivateKeySpec.RSAPrivateKeySpec( java . math . BigInteger var0 , java . math . BigInteg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KeySpec.getModu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rivateKeySpec.getPrivateEx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